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officeooo:paragraph-rsid="0018e790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officeooo:paragraph-rsid="0018e790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fo:font-weight="bold" officeooo:paragraph-rsid="0018e790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officeooo:paragraph-rsid="0018e790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paragraph-rsid="0018e790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ranca una máquina Ubuntu e instala Gparted </text:p>
      <text:p text:style-name="P5"/>
      <text:p text:style-name="P5"/>
      <text:p text:style-name="P5">Abre el programa y analiza las particiones existentes. </text:p>
      <text:p text:style-name="P5"/>
      <text:p text:style-name="P5">Haz lo mismo con el comando parted</text:p>
      <text:p text:style-name="P5"/>
      <text:p text:style-name="P5">Añade un disco de 10GB SAS a la máquina Ubuntu Desktop </text:p>
      <text:p text:style-name="P5"/>
      <text:p text:style-name="P5">Particiona el disco con tabla MBR mediante comandos, creando:</text:p>
      <text:p text:style-name="P2"/>
      <text:p text:style-name="P1"><text:tab/>◦ Partición primaria de 2GB. Crea sobre ella un sistema de ficheros ext4 </text:p>
      <text:p text:style-name="P1"><text:tab/>◦ Partición primaria de 3GB. Crea sobre ella un sistema de ficheros ntfs </text:p>
      <text:p text:style-name="P1"><text:tab/>◦ Extiende, con Gparted, la partición 2 en 1GB. </text:p>
      <text:p text:style-name="P1"><text:tab/>◦ Extiende, con parted, la partición 2 en 1 GB. </text:p>
      <text:p text:style-name="P1"><text:tab/>◦ Partición extendida con el resto del espacio. </text:p>
      <text:p text:style-name="P1"/>
      <text:p text:style-name="P4"><text:span text:style-name="T1"/></text:p>
      <text:p text:style-name="P4"><text:span text:style-name="T1">Dentro, crea una partición lógica de 2GB. Crea un sistema de ficheros vfa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18:13:09.548000000</meta:creation-date>
    <dc:date>2023-01-25T20:39:06.510000000</dc:date>
    <meta:editing-duration>PT2H15M46S</meta:editing-duration>
    <meta:editing-cycles>1</meta:editing-cycles>
    <meta:document-statistic meta:table-count="0" meta:image-count="0" meta:object-count="0" meta:page-count="1" meta:paragraph-count="11" meta:word-count="108" meta:character-count="619" meta:non-whitespace-character-count="508"/>
    <meta:generator>LibreOffice/7.3.4.2$Windows_X86_64 LibreOffice_project/728fec16bd5f605073805c3c9e7c4212a0120dc5</meta:generator>
  </office:meta>
</office:document-meta>
</file>